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7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value</text:p>
          </table:table-cell>
          <table:table-cell table:style-name="ce9" office:value-type="string" calcext:value-type="string">
            <text:p>1 tick</text:p>
          </table:table-cell>
          <table:table-cell table:style-name="ce9" office:value-type="string" calcext:value-type="string">
            <text:p>calc tick</text:p>
          </table:table-cell>
          <table:table-cell/>
          <table:table-cell table:style-name="ce11" office:value-type="string" calcext:value-type="string">
            <text:p>hour</text:p>
          </table:table-cell>
          <table:table-cell table:style-name="ce11" table:formula="of:=[.C4]" office:value-type="float" office:value="11" calcext:value-type="float">
            <text:p><text:s text:c="3"/>11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ce18" table:formula="of:=[.C5]" office:value-type="float" office:value="59" calcext:value-type="float">
            <text:p><text:s text:c="3"/>59</text:p>
          </table:table-cell>
          <table:table-cell/>
          <table:table-cell table:style-name="ce19" office:value-type="string" calcext:value-type="string">
            <text:p>sec</text:p>
          </table:table-cell>
          <table:table-cell table:style-name="ce19" table:formula="of:=[.C6]" office:value-type="float" office:value="59" calcext:value-type="float">
            <text:p><text:s text:c="3"/>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half day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4]*12" office:value-type="float" office:value="4320000" calcext:value-type="float">
            <text:p><text:s/>4 320 000</text:p>
          </table:table-cell>
          <table:table-cell table:style-name="ce4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hour</text:p>
          </table:table-cell>
          <table:table-cell table:style-name="ce5" office:value-type="float" office:value="11" calcext:value-type="float">
            <text:p><text:s text:c="3"/>11</text:p>
          </table:table-cell>
          <table:table-cell table:style-name="ce10" table:formula="of:=[.D5]*60" office:value-type="float" office:value="360000" calcext:value-type="float">
            <text:p><text:s text:c="2"/>360 000</text:p>
          </table:table-cell>
          <table:table-cell table:style-name="ce2" table:formula="of:=[.C4]*[.D4]" office:value-type="float" office:value="3960000" calcext:value-type="float">
            <text:p><text:s/>3 960 000</text:p>
          </table:table-cell>
          <table:table-cell table:style-name="ce2"/>
          <table:table-cell table:style-name="ce2" office:value-type="string" calcext:value-type="string">
            <text:p>scale slot</text:p>
          </table:table-cell>
          <table:table-cell table:style-name="ce8" office:value-type="float" office:value="12" calcext:value-type="float">
            <text:p><text:s text:c="3"/>12</text:p>
          </table:table-cell>
          <table:table-cell table:style-name="ce17"/>
          <table:table-cell table:style-name="ce2" office:value-type="string" calcext:value-type="string">
            <text:p>scale slot</text:p>
          </table:table-cell>
          <table:table-cell table:style-name="ce8" office:value-type="float" office:value="60" calcext:value-type="float">
            <text:p><text:s text:c="3"/>60</text:p>
          </table:table-cell>
          <table:table-cell table:style-name="ce10"/>
          <table:table-cell table:style-name="ce2" office:value-type="string" calcext:value-type="string">
            <text:p>scale slot</text:p>
          </table:table-cell>
          <table:table-cell table:style-name="ce8" office:value-type="float" office:value="60" calcext:value-type="float">
            <text:p><text:s text:c="3"/>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float" office:value="59" calcext:value-type="float">
            <text:p><text:s text:c="3"/>59</text:p>
          </table:table-cell>
          <table:table-cell table:style-name="ce2" table:formula="of:=[.D6]*60" office:value-type="float" office:value="6000" calcext:value-type="float">
            <text:p><text:s text:c="2"/>6 000</text:p>
          </table:table-cell>
          <table:table-cell table:style-name="ce2" table:formula="of:=[.C5]*[.D5]" office:value-type="float" office:value="354000" calcext:value-type="float">
            <text:p><text:s text:c="2"/>354 000</text:p>
          </table:table-cell>
          <table:table-cell table:style-name="ce10"/>
          <table:table-cell table:style-name="Default" table:number-columns-repeated="8"/>
          <table:table-cell table:style-name="ce20" table:number-columns-repeated="6"/>
          <table:table-cell table:number-columns-repeated="1004"/>
        </table:table-row>
        <table:table-row table:style-name="ro1">
          <table:table-cell table:style-name="ce2"/>
          <table:table-cell table:style-name="ce7" office:value-type="string" calcext:value-type="string">
            <text:p>sec</text:p>
          </table:table-cell>
          <table:table-cell table:style-name="ce7" office:value-type="float" office:value="59" calcext:value-type="float">
            <text:p><text:s text:c="3"/>59</text:p>
          </table:table-cell>
          <table:table-cell table:style-name="ce2" table:formula="of:=[.D7]*100" office:value-type="float" office:value="100" calcext:value-type="float">
            <text:p><text:s text:c="3"/>100</text:p>
          </table:table-cell>
          <table:table-cell table:style-name="ce2" table:formula="of:=[.C6]*[.D6]" office:value-type="float" office:value="5900" calcext:value-type="float">
            <text:p><text:s text:c="2"/>5 9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3]" office:value-type="float" office:value="4320000" calcext:value-type="float">
            <text:p><text:s/>4 32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4]" office:value-type="float" office:value="360000" calcext:value-type="float">
            <text:p><text:s text:c="2"/>36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deci</text:p>
          </table:table-cell>
          <table:table-cell table:style-name="ce8" office:value-type="float" office:value="99" calcext:value-type="float">
            <text:p><text:s text:c="3"/>99</text:p>
          </table:table-cell>
          <table:table-cell table:style-name="ce2" office:value-type="float" office:value="1" calcext:value-type="float">
            <text:p><text:s text:c="3"/>1</text:p>
          </table:table-cell>
          <table:table-cell table:style-name="ce2" table:formula="of:=[.C7]*[.D7]" office:value-type="float" office:value="99" calcext:value-type="float">
            <text:p><text:s text:c="3"/>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H3];[.H6])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K3];[.K6])" office:value-type="float" office:value="359999" calcext:value-type="float">
            <text:p><text:s text:c="2"/>359 9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N3];[.N6])" office:value-type="float" office:value="5999" calcext:value-type="float">
            <text:p><text:s text:c="2"/>5 999</text:p>
          </table:table-cell>
          <table:table-cell table:number-columns-repeated="1010"/>
        </table:table-row>
        <table:table-row table:style-name="ro1">
          <table:table-cell table:style-name="ce2" table:number-columns-repeated="6"/>
          <table:table-cell office:value-type="string" calcext:value-type="string">
            <text:p>percent</text:p>
          </table:table-cell>
          <table:table-cell table:style-name="ce14" table:formula="of:=[.H7]/[.H6]" office:value-type="percentage" office:value="0.999999768518519" calcext:value-type="percentage">
            <text:p>100.0000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K7]/[.K6]" office:value-type="percentage" office:value="0.999997222222222" calcext:value-type="percentage">
            <text:p>99.9997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N7]/[.N6]" office:value-type="percentage" office:value="0.999833333333333" calcext:value-type="percentage">
            <text:p>99.9833%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stamp</text:p>
          </table:table-cell>
          <table:table-cell table:style-name="ce2" table:number-columns-repeated="2"/>
          <table:table-cell table:style-name="ce8" table:formula="of:=SUM([.E4:.E7])" office:value-type="float" office:value="4319999" calcext:value-type="float">
            <text:p><text:s/>4 319 999</text:p>
          </table:table-cell>
          <table:table-cell table:style-name="ce2"/>
          <table:table-cell office:value-type="string" calcext:value-type="string">
            <text:p>float pos</text:p>
          </table:table-cell>
          <table:table-cell table:style-name="ce15" table:formula="of:=[.H4]*[.H8]" office:value-type="float" office:value="11.9999972222222" calcext:value-type="float">
            <text:p>12.00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K4]*[.K8]" office:value-type="float" office:value="59.9998333333333" calcext:value-type="float">
            <text:p>59.99983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N4]*[.N8]" office:value-type="float" office:value="59.99" calcext:value-type="float">
            <text:p>59.990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1</text:p>
          </table:table-cell>
          <table:table-cell table:style-name="ce16" table:formula="of:=FLOOR([.H4]*[.H8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K4]*[.K8])" office:value-type="float" office:value="59" calcext:value-type="float">
            <text:p>59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N4]*[.N8])"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254.999291666667" calcext:value-type="float">
            <text:p>254.9992916667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254.9575" calcext:value-type="float">
            <text:p>254.9575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252.450000000001" calcext:value-type="float">
            <text:p>252.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1</text:p>
          </table:table-cell>
          <table:table-cell table:style-name="ce12" table:formula="of:=255-[.H14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K14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N14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2</text:p>
          </table:table-cell>
          <table:table-cell table:style-name="ce12" table:formula="of:=IF([.H10]+1=[.H4];0;[.H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K10]+1=[.K4];0;[.K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N10]+1=[.N4];0;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2</text:p>
          </table:table-cell>
          <table:table-cell table:style-name="ce12" table:formula="of:=FLOOR([.H11])" office:value-type="float" office:value="254" calcext:value-type="float">
            <text:p>254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K11])" office:value-type="float" office:value="254" calcext:value-type="float">
            <text:p>254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N11])" office:value-type="float" office:value="252" calcext:value-type="float">
            <text:p>252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 style:data-style-name="N2" text:time-value="13:56:21.774927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20:38:51.206180870</dc:date>
    <meta:editing-duration>PT5H36M25S</meta:editing-duration>
    <meta:editing-cycles>15</meta:editing-cycles>
    <meta:generator>LibreOffice/5.0.2.2$Linux_X86_64 LibreOffice_project/00m0$Build-2</meta:generator>
    <meta:document-statistic meta:table-count="1" meta:cell-count="98" meta:object-count="0"/>
  </office:meta>
</office:document-meta>
</file>